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e0080" officeooo:paragraph-rsid="001e0080"/>
    </style:style>
    <style:style style:name="P2" style:family="paragraph" style:parent-style-name="Text_20_body">
      <style:paragraph-properties fo:text-align="start" style:justify-single-word="false"/>
      <style:text-properties officeooo:rsid="001e0080" officeooo:paragraph-rsid="001e0080"/>
    </style:style>
    <style:style style:name="P3" style:family="paragraph" style:parent-style-name="Text_20_body">
      <style:paragraph-properties fo:text-align="center" style:justify-single-word="false"/>
      <style:text-properties officeooo:paragraph-rsid="001e0080"/>
    </style:style>
    <style:style style:name="P4"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5" style:family="paragraph" style:parent-style-name="Standard">
      <style:paragraph-properties style:line-height-at-least="0.503cm"/>
      <style:text-properties fo:color="#000000" loext:opacity="100%" style:font-name="Droid Sans Mono" fo:font-size="10.5pt" fo:font-weight="normal" officeooo:paragraph-rsid="001e0ec5" fo:background-color="transparent"/>
    </style:style>
    <style:style style:name="P6" style:family="paragraph" style:parent-style-name="Standard">
      <style:paragraph-properties style:line-height-at-least="0.503cm"/>
      <style:text-properties fo:color="#000000" loext:opacity="100%" style:font-name="Droid Sans Mono" fo:font-size="10.5pt" fo:font-weight="normal" officeooo:paragraph-rsid="00238da6" fo:background-color="transparent"/>
    </style:style>
    <style:style style:name="P7" style:family="paragraph" style:parent-style-name="Text_20_body">
      <style:paragraph-properties fo:text-align="start" style:justify-single-word="false"/>
      <style:text-properties fo:color="#000000" loext:opacity="100%" officeooo:rsid="001e0080" officeooo:paragraph-rsid="001e0080" fo:background-color="transparent"/>
    </style:style>
    <style:style style:name="P8" style:family="paragraph" style:parent-style-name="Standard">
      <style:paragraph-properties style:line-height-at-least="0.503cm"/>
      <style:text-properties fo:color="#c9211e" loext:opacity="100%" style:font-name="Droid Sans Mono" fo:font-size="10.5pt" fo:font-weight="normal" officeooo:rsid="001ee38e" officeooo:paragraph-rsid="001ee38e" fo:background-color="transparent"/>
    </style:style>
    <style:style style:name="P9" style:family="paragraph" style:parent-style-name="Standard">
      <style:paragraph-properties style:line-height-at-least="0.503cm"/>
      <style:text-properties fo:color="#c9211e" loext:opacity="100%" style:font-name="Droid Sans Mono" fo:font-size="10.5pt" fo:font-weight="normal" fo:background-color="transparent"/>
    </style:style>
    <style:style style:name="P10" style:family="paragraph" style:parent-style-name="Text_20_body">
      <style:paragraph-properties fo:text-align="start" style:justify-single-word="false"/>
      <style:text-properties fo:color="#c9211e" loext:opacity="100%" officeooo:rsid="001fa89f" officeooo:paragraph-rsid="001fa89f" fo:background-color="transparent"/>
    </style:style>
    <style:style style:name="P11" style:family="paragraph" style:parent-style-name="Standard">
      <style:paragraph-properties style:line-height-at-least="0.503cm"/>
      <style:text-properties fo:color="#111111" loext:opacity="100%" style:font-name="Droid Sans Mono" fo:font-size="10.5pt" fo:font-weight="normal" officeooo:rsid="00238da6" officeooo:paragraph-rsid="00238da6" fo:background-color="transparent"/>
    </style:style>
    <style:style style:name="P12" style:family="paragraph" style:parent-style-name="Standard">
      <style:paragraph-properties style:line-height-at-least="0.503cm"/>
      <style:text-properties fo:color="#111111" loext:opacity="100%" style:font-name="Droid Sans Mono" fo:font-size="10.5pt" fo:font-weight="normal" fo:background-color="transparent"/>
    </style:style>
    <style:style style:name="P13" style:family="paragraph" style:parent-style-name="Text_20_body">
      <style:paragraph-properties fo:text-align="start" style:justify-single-word="false"/>
      <style:text-properties fo:color="#111111" loext:opacity="100%" officeooo:rsid="001f9944" officeooo:paragraph-rsid="001f9944" fo:background-color="transparent"/>
    </style:style>
    <style:style style:name="P14" style:family="paragraph" style:parent-style-name="Text_20_body">
      <style:paragraph-properties fo:text-align="start" style:justify-single-word="false"/>
      <style:text-properties fo:color="#111111" loext:opacity="100%" officeooo:rsid="001e0080" officeooo:paragraph-rsid="001e0080" fo:background-color="transparent"/>
    </style:style>
    <style:style style:name="P15" style:family="paragraph" style:parent-style-name="Text_20_body">
      <style:paragraph-properties fo:text-align="start" style:justify-single-word="false"/>
      <style:text-properties fo:color="#111111" loext:opacity="100%" officeooo:rsid="001fa89f" officeooo:paragraph-rsid="001fa89f" fo:background-color="transparent"/>
    </style:style>
    <style:style style:name="P16" style:family="paragraph" style:parent-style-name="Text_20_body">
      <style:paragraph-properties fo:text-align="start" style:justify-single-word="false"/>
      <style:text-properties fo:color="#111111" loext:opacity="100%" officeooo:rsid="002116af" officeooo:paragraph-rsid="002116af" fo:background-color="transparent"/>
    </style:style>
    <style:style style:name="P17" style:family="paragraph" style:parent-style-name="Heading_20_1">
      <style:paragraph-properties fo:text-align="center" style:justify-single-word="false"/>
      <style:text-properties officeooo:rsid="001e0080" officeooo:paragraph-rsid="001e0080"/>
    </style:style>
    <style:style style:name="P18" style:family="paragraph">
      <style:paragraph-properties fo:text-align="center"/>
    </style:style>
    <style:style style:name="T1" style:family="text">
      <style:text-properties officeooo:rsid="001e0ec5"/>
    </style:style>
    <style:style style:name="T2" style:family="text">
      <style:text-properties officeooo:rsid="00238da6"/>
    </style:style>
    <style:style style:name="T3" style:family="text">
      <style:text-properties fo:font-weight="bold" style:font-weight-asian="bold" style:font-weight-complex="bold"/>
    </style:style>
    <style:style style:name="T4" style:family="text">
      <style:text-properties officeooo:rsid="0028611c"/>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draw:line text:anchor-type="paragraph" draw:z-index="0" draw:name="Linie 1" draw:style-name="gr1" draw:text-style-name="P18" svg:x1="0.042cm" svg:y1="1.405cm" svg:x2="17.267cm" svg:y2="1.406cm"><text:p/></draw:line><text:span text:style-name="T4">Arrays und Schleifen</text:span>:</text:h>
      <text:p text:style-name="P3"/>
      <text:p text:style-name="P3"/>
      <text:p text:style-name="P2">Aufgabe 1:</text:p>
      <text:p text:style-name="P4">Erstelle ein Array, befuelle es mit Zahlen und geben Sie es auf der Konsole aus</text:p>
      <text:p text:style-name="P4"/>
      <text:p text:style-name="P11">Ergaenzung:</text:p>
      <text:p text:style-name="P11">Befuelle das Array mit zufaelligen Zahlen zwischen 1 und 10</text:p>
      <text:p text:style-name="P12"><text:s/></text:p>
      <text:p text:style-name="P4"><text:s/></text:p>
      <text:p text:style-name="P4"><text:span text:style-name="T1">Aufgabe </text:span>2:</text:p>
      <text:p text:style-name="P4"/>
      <text:p text:style-name="P4">Iterieren Sie ueber das Array, subtrahieren Sie jede Zahl mit 5 und speichern Sie die neue Zahl wieder in das Array rein. </text:p>
      <text:p text:style-name="P4">Geben Sie dann das Array wieder mithilfe einer while Schleife auf der Konsole aus.</text:p>
      <text:p text:style-name="P4"/>
      <text:p text:style-name="P4"><text:span text:style-name="T1">Aufgabe</text:span> 3: </text:p>
      <text:p text:style-name="P4"/>
      <text:p text:style-name="P4">Schreiben Sie eine Methode, was eine Zahl als Parameter bekommt. Die Methode soll ein <text:span text:style-name="T1">A</text:span>rray mit der Laenge der eingegebenen Zahl erstellen.</text:p>
      <text:p text:style-name="P4">Das Array soll mit einer aufsteigenden Zahlenfolge bei 1 begonnen werden</text:p>
      <text:p text:style-name="P4"><text:s/></text:p>
      <text:p text:style-name="P4">Inputparameter 5 --&gt; [1,2,3,4,5]</text:p>
      <text:p text:style-name="P4"><text:s/></text:p>
      <text:p text:style-name="P5"><text:span text:style-name="T1">Aufgabe</text:span> 4:</text:p>
      <text:p text:style-name="P5"/>
      <text:p text:style-name="P5">Erstellen Sie eine Methode was fuer ein int Array unbestimmter Laenge den Durchschnitt der Werte ausrechnet.</text:p>
      <text:p text:style-name="P4"><text:s/></text:p>
      <text:p text:style-name="P4"/>
      <text:p text:style-name="P5"><text:span text:style-name="T1">Aufgabe </text:span>5:</text:p>
      <text:p text:style-name="P5"/>
      <text:p text:style-name="P5">Schreiben Sie eine Methode mit 2 Input parametern, welche einem eingegebenen Array Felder hinzufuegt.</text:p>
      <text:p text:style-name="P4">Die Input Parameter sind ein <text:span text:style-name="T3">String - Array und eine Zahl</text:span>. Wenn die Zahl groesser als die Laenge <text:span text:style-name="T2">des eingegebenen Arrays</text:span> ist, dann erstellt die Methode</text:p>
      <text:p text:style-name="P6">ein neues Array der Laenge des neuen Array. </text:p>
      <text:p text:style-name="P6">In dem Array sind an den ersten Positionen die Werte des alten Arrays gespeichert. Die neuen, leeren Felder</text:p>
      <text:p text:style-name="P4">sind mit leeren Strings "" gefuellt.</text:p>
      <text:p text:style-name="P4">Ansonsten gebe einen Fehler auf der Konsole aus</text:p>
      <text:p text:style-name="P4"><text:s/></text:p>
      <text:p text:style-name="P4">Inputparameter : ["String1" , "String2"] , 4 --&gt; ["String1" , "String2" , "" , ""] </text:p>
      <text:p text:style-name="P4">Inputparameter : ["String1" , "String2"] , 1 --&gt; "Fehler: Die neue Laenge ist kleiner als die Alte"</text:p>
      <text:p text:style-name="P4"><text:soft-page-break/><text:s/></text:p>
      <text:p text:style-name="P8">Ergaenzung</text:p>
      <text:p text:style-name="P9">Fordern Sie den User durch einen Scanner auf was er hinzufuegen soll</text:p>
      <text:p text:style-name="P7"/>
      <text:p text:style-name="P7"/>
      <text:p text:style-name="P13">Aufgabe 6:</text:p>
      <text:p text:style-name="P14"><text:s/>Erstelle eine ArrayList des Typen String.</text:p>
      <text:p text:style-name="P14"><text:s/>Frage den Benutzer ob er ein Artikel zu Liste Hinzufügen will (j/n).</text:p>
      <text:p text:style-name="P14"><text:s/>Wenn ja darf der Benutzer ein Artikel eingeben welcher daraufhin zur Liste hinzugefügt wird.</text:p>
      <text:p text:style-name="P14">Wenn er sich jedoch für nein entscheidet, wird die Liste ausgegeben und das Programm beendet.</text:p>
      <text:p text:style-name="P14"/>
      <text:p text:style-name="P15">Ergaenze das Programm so, dass der Benutzer auch „r“ eingeben kann. Anschliessend soll der Nutzer gefragt werden, welches Element der Nutzer aus dem Array geloescht haben will. Dieses Element soll dann geloescht werden, wenn es in der ArrayList vorhanden ist.</text:p>
      <text:p text:style-name="P10"/>
      <text:p text:style-name="P16">Aufgabe 7:</text:p>
      <text:p text:style-name="P16">Schreibe ein Programm, was jede Zahl mit dem linken Nachbarn tauscht. Die Zahl an der Position 1 soll dann den letzten Wert des Arrays erhalten:</text:p>
      <text:p text:style-name="P16">{1,2,3,4,5} → {5,1,2,3,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0080" officeooo:paragraph-rsid="001e00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utorium Programmieren <text:tab/><text:tab/>Data Science und KI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3T23:18:05.408362551</meta:creation-date>
    <dc:date>2024-02-04T18:13:10.964917054</dc:date>
    <meta:editing-duration>PT51M28S</meta:editing-duration>
    <meta:editing-cycles>9</meta:editing-cycles>
    <meta:generator>LibreOffice/7.3.7.2$Linux_X86_64 LibreOffice_project/30$Build-2</meta:generator>
    <meta:document-statistic meta:table-count="0" meta:image-count="0" meta:object-count="0" meta:page-count="2" meta:paragraph-count="42" meta:word-count="382" meta:character-count="2323" meta:non-whitespace-character-count="1963"/>
  </office:meta>
</office:document-meta>
</file>